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000a66" officeooo:paragraph-rsid="00000a66"/>
    </style:style>
    <style:style style:name="P2" style:family="paragraph" style:parent-style-name="Standard">
      <style:paragraph-properties fo:text-align="start" style:justify-single-word="false"/>
      <style:text-properties officeooo:rsid="00000a66" officeooo:paragraph-rsid="00000a66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000a66" officeooo:paragraph-rsid="00000a6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00a66" officeooo:paragraph-rsid="00000a6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000a66" officeooo:paragraph-rsid="0004839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213c8" officeooo:paragraph-rsid="000213c8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officeooo:rsid="00000a66" officeooo:paragraph-rsid="00000a66"/>
    </style:style>
    <style:style style:name="P8" style:family="paragraph" style:parent-style-name="Text_20_body"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3465a4" loext:opacity="100%" style:font-name="Arial" fo:font-size="12pt" fo:font-weight="bold" officeooo:rsid="00000a66" officeooo:paragraph-rsid="00000a66" style:font-size-asian="12pt" style:font-weight-asian="bold" style:font-size-complex="12pt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style:font-name="Arial" fo:font-size="12pt" style:font-size-asian="12pt" style:font-size-complex="12pt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6">Nome: Huina G. Pereira</text:p>
      <text:p text:style-name="P6">Matrícula: 330523</text:p>
      <text:p text:style-name="P9">Lista 3 </text:p>
      <text:p text:style-name="P3"/>
      <text:p text:style-name="P4"/>
      <text:p text:style-name="P4">Para as execuções com o Fast Downward, defina um limite de tempo de 1 minuto e um limite de memória de 2 GB. Usando Linux, esses limites podem ser definidos com os comandos ulimit -t 60 e ulimit -v 2000000, respectivamente.</text:p>
      <text:p text:style-name="P4"/>
      <text:h text:style-name="P1" text:outline-level="3"><text:span text:style-name="Strong_20_Emphasis"><text:span text:style-name="T1">Exercício 1</text:span></text:span></text:h>
      <text:p text:style-name="Text_20_body"><text:span text:style-name="Strong_20_Emphasis"><text:span text:style-name="T1">(a)</text:span></text:span><text:span text:style-name="T1"> Forneça tarefas de planejamento em </text:span><text:span text:style-name="Strong_20_Emphasis"><text:span text:style-name="T1">forma normal positiva</text:span></text:span><text:span text:style-name="T1"> com as seguintes características, ou justifique por que tal tarefa não existe:</text:span></text:p>
      <text:p text:style-name="Text_20_body"><text:span text:style-name="T1"><text:tab/>(i) Uma tarefa </text:span><text:span text:style-name="Strong_20_Emphasis"><text:span text:style-name="T1">Π₁</text:span></text:span><text:span text:style-name="T1"> que é </text:span><text:span text:style-name="Strong_20_Emphasis"><text:span text:style-name="T1">insolúvel</text:span></text:span><text:span text:style-name="T1">, mas cuja </text:span><text:span text:style-name="Strong_20_Emphasis"><text:span text:style-name="T1">Π₁⁺</text:span></text:span><text:span text:style-name="T1"> possui um </text:span><text:span text:style-name="Strong_20_Emphasis"><text:span text:style-name="T2">plano ótimo de comprimento <text:tab/>2</text:span></text:span><text:span text:style-name="T2">.</text:span></text:p>
      <text:p text:style-name="Text_20_body"><text:span text:style-name="T1"><text:tab/>(ii) Uma tarefa </text:span><text:span text:style-name="Strong_20_Emphasis"><text:span text:style-name="T1">Π₂</text:span></text:span><text:span text:style-name="T1"> com </text:span><text:span text:style-name="Strong_20_Emphasis"><text:span text:style-name="T1">plano ótimo de comprimento 2</text:span></text:span><text:span text:style-name="T1">, mas cuja </text:span><text:span text:style-name="Strong_20_Emphasis"><text:span text:style-name="T1">Π₂⁺</text:span></text:span><text:span text:style-name="T1"> é </text:span><text:span text:style-name="Strong_20_Emphasis"><text:span text:style-name="T1">insolúvel</text:span></text:span><text:span text:style-name="T1">.</text:span></text:p>
      <text:p text:style-name="Text_20_body"><text:span text:style-name="T1"><text:tab/>(iii) Uma tarefa </text:span><text:span text:style-name="Strong_20_Emphasis"><text:span text:style-name="T1">Π₃</text:span></text:span><text:span text:style-name="T1"> com </text:span><text:span text:style-name="Strong_20_Emphasis"><text:span text:style-name="T1">conjunto de operadores O = {o₁, o₂, o₃}</text:span></text:span><text:span text:style-name="T1"> (a ser especificado por <text:tab/>você), tal que </text:span><text:span text:style-name="Strong_20_Emphasis"><text:span text:style-name="T1">Π₃⁺</text:span></text:span><text:span text:style-name="T1"> possua um </text:span><text:span text:style-name="Strong_20_Emphasis"><text:span text:style-name="T1">plano ótimo de comprimento 4</text:span></text:span><text:span text:style-name="T1">.</text:span></text:p>
      <text:p text:style-name="Text_20_body"><text:span text:style-name="T1"><text:tab/>(iv) Uma </text:span><text:span text:style-name="Strong_20_Emphasis"><text:span text:style-name="T1">família infinita de tarefas de planejamento</text:span></text:span><text:span text:style-name="T1"> </text:span><text:span text:style-name="Strong_20_Emphasis"><text:span text:style-name="T1">P = {P₁, P₂, ...}</text:span></text:span><text:span text:style-name="T1"> (por exemplo, a <text:tab/>definição de </text:span><text:span text:style-name="Strong_20_Emphasis"><text:span text:style-name="T1">Pᵢ</text:span></text:span><text:span text:style-name="T1"> é parametrizada pelo valor do parâmetro inteiro </text:span><text:span text:style-name="Emphasis"><text:span text:style-name="T1">i</text:span></text:span><text:span text:style-name="T1">) tal que o </text:span><text:span text:style-name="Strong_20_Emphasis"><text:span text:style-name="T1">comprimento <text:tab/>do plano ótimo</text:span></text:span><text:span text:style-name="T1"> de cada tarefa </text:span><text:span text:style-name="Strong_20_Emphasis"><text:span text:style-name="T1">Pᵢ</text:span></text:span><text:span text:style-name="T1"> </text:span><text:span text:style-name="Strong_20_Emphasis"><text:span text:style-name="T1">aumenta com o valor de i</text:span></text:span><text:span text:style-name="T1">, mas o </text:span><text:span text:style-name="Strong_20_Emphasis"><text:span text:style-name="T1">comprimento do <text:tab/>plano ótimo de qualquer Pᵢ⁺</text:span></text:span><text:span text:style-name="T1"> é </text:span><text:span text:style-name="Strong_20_Emphasis"><text:span text:style-name="T1">sempre 1</text:span></text:span><text:span text:style-name="T1">.</text:span></text:p>
      <text:p text:style-name="P5">________________________________________________________________________</text:p>
      <text:p text:style-name="P5"/>
      <text:p text:style-name="P7"><text:span text:style-name="Strong_20_Emphasis"><text:span text:style-name="T1">(b)</text:span></text:span><text:span text:style-name="T1"> Pegue a </text:span><text:span text:style-name="Strong_20_Emphasis"><text:span text:style-name="T1">instância simples do domínio Visitall</text:span></text:span><text:span text:style-name="T1"> (do </text:span><text:span text:style-name="Emphasis"><text:span text:style-name="T1">International Planning Competition</text:span></text:span><text:span text:style-name="T1">) no diretório </text:span><text:span text:style-name="Source_20_Text"><text:span text:style-name="T1">visitall-untyped</text:span></text:span><text:span text:style-name="T1"> e certifique-se de compreender o problema.</text:span></text:p>
      <text:list xml:id="list3548211421" text:style-name="L1">
        <text:list-item>
          <text:p text:style-name="P10"><text:span text:style-name="T1">Qual é o </text:span><text:span text:style-name="Strong_20_Emphasis"><text:span text:style-name="T1">valor da solução ótima</text:span></text:span><text:span text:style-name="T1"> </text:span><text:span text:style-name="Emphasis"><text:span text:style-name="T1">h*</text:span></text:span><text:span text:style-name="T1">(I)*?</text:span></text:p>
        </text:list-item>
        <text:list-item>
          <text:p text:style-name="P10"><text:span text:style-name="T1">Qual é o </text:span><text:span text:style-name="Strong_20_Emphasis"><text:span text:style-name="T1">valor de h⁺(I)</text:span></text:span><text:span text:style-name="T1">?</text:span></text:p>
        </text:list-item>
        <text:list-item>
          <text:p text:style-name="P10"><text:span text:style-name="T1">Desenhe o </text:span><text:span text:style-name="Strong_20_Emphasis"><text:span text:style-name="T1">grafo de tarefa relaxada completo (Relaxed Task Graph)</text:span></text:span><text:span text:style-name="T1"> correspondente à instância e </text:span><text:span text:style-name="Strong_20_Emphasis"><text:span text:style-name="T1">rotule cada nó com o custo final</text:span></text:span><text:span text:style-name="T1"> que resulta da aplicação (manual) do </text:span><text:span text:style-name="Strong_20_Emphasis"><text:span text:style-name="T1">algoritmo visto em aula</text:span></text:span><text:span text:style-name="T1"> para o cálculo de </text:span><text:span text:style-name="Emphasis"><text:span text:style-name="T1">hmax</text:span></text:span><text:span text:style-name="T1">.</text:span></text:p>
        </text:list-item>
        <text:list-item>
          <text:p text:style-name="P10"><text:span text:style-name="T1">Qual é o valor de </text:span><text:span text:style-name="Emphasis"><text:span text:style-name="T1">hmax(I)</text:span></text:span><text:span text:style-name="T1">?</text:span></text:p>
        </text:list-item>
        <text:list-item>
          <text:p text:style-name="P10"><text:span text:style-name="T1">Finalmente, </text:span><text:span text:style-name="Strong_20_Emphasis"><text:span text:style-name="T1">rotule novamente o grafo</text:span></text:span><text:span text:style-name="T1">, mas com os </text:span><text:span text:style-name="Strong_20_Emphasis"><text:span text:style-name="T1">custos que resultam de </text:span></text:span><text:span text:style-name="Strong_20_Emphasis"><text:span text:style-name="Emphasis"><text:span text:style-name="T1">hadd</text:span></text:span></text:span><text:span text:style-name="T1"> em vez de </text:span><text:span text:style-name="Emphasis"><text:span text:style-name="T1">hmax</text:span></text:span><text:span text:style-name="T1">.</text:span></text:p>
          <text:p text:style-name="P11"/>
        </text:list-item>
      </text:list>
      <text:p text:style-name="P5"/>
      <text:p text:style-name="P4"/>
      <text:p text:style-name="P4"/>
      <text:p text:style-name="P4"/>
      <text:p text:style-name="P4"/>
      <text:p text:style-name="P4"/>
      <text:h text:style-name="P1" text:outline-level="3"><text:soft-page-break/><text:span text:style-name="Strong_20_Emphasis"><text:span text:style-name="T1"/></text:span></text:h>
      <text:h text:style-name="P1" text:outline-level="3"><text:span text:style-name="Strong_20_Emphasis"><text:span text:style-name="T1">Exercício 2</text:span></text:span></text:h>
      <text:p text:style-name="Text_20_body"><text:span text:style-name="Strong_20_Emphasis"><text:span text:style-name="T1">(a)</text:span></text:span><text:span text:style-name="T1"><text:line-break/>Os arquivos </text:span><text:span text:style-name="Source_20_Text"><text:span text:style-name="T1">fast-downward/src/search/planopt_heuristics/and_or_graph.*</text:span></text:span><text:span text:style-name="T1"> contêm uma </text:span><text:span text:style-name="Strong_20_Emphasis"><text:span text:style-name="T1">implementação de um grafo AND/OR</text:span></text:span><text:span text:style-name="T1">.<text:line-break/>Implemente o </text:span><text:span text:style-name="Strong_20_Emphasis"><text:span text:style-name="T1">algoritmo de Dijkstra generalizado</text:span></text:span><text:span text:style-name="T1"> no método </text:span><text:span text:style-name="Source_20_Text"><text:span text:style-name="T1">most_conservative_valuation</text:span></text:span><text:span text:style-name="T1"> para encontrar a </text:span><text:span text:style-name="Strong_20_Emphasis"><text:span text:style-name="T1">avaliação mais conservadora</text:span></text:span><text:span text:style-name="T1"> de um grafo AND/OR, </text:span><text:span text:style-name="Strong_20_Emphasis"><text:span text:style-name="T1">seguindo a abordagem descrita nos comentários do código</text:span></text:span><text:span text:style-name="T1">.</text:span></text:p>
      <text:p text:style-name="Text_20_body"><text:span text:style-name="T1">Os </text:span><text:span text:style-name="Strong_20_Emphasis"><text:span text:style-name="T1">grafos de exemplo</text:span></text:span><text:span text:style-name="T1"> usados nas aulas estão implementados no método </text:span><text:span text:style-name="Source_20_Text"><text:span text:style-name="T1">test_graphs</text:span></text:span><text:span text:style-name="T1">.<text:line-break/>Você pode utilizá-los para </text:span><text:span text:style-name="Strong_20_Emphasis"><text:span text:style-name="T1">testar e depurar</text:span></text:span><text:span text:style-name="T1"> sua implementação chamando o Fast Downward com:</text:span></text:p>
      <text:p text:style-name="P8"/>
      <text:p text:style-name="P4">./fast-downward.py –test-and-or-graphs</text:p>
      <text:p text:style-name="P4"/>
      <text:p text:style-name="P4"/>
      <text:p text:style-name="P5">________________________________________________________________________</text:p>
      <text:p text:style-name="P5"/>
      <text:p text:style-name="P5"/>
      <text:p text:style-name="P7"><text:span text:style-name="Strong_20_Emphasis"><text:span text:style-name="T1">(b)</text:span></text:span><text:span text:style-name="T1"><text:line-break/>Os arquivos </text:span><text:span text:style-name="Source_20_Text"><text:span text:style-name="T1">fast-downward/src/search/planopt_heuristics/relaxed_task_or_graph.*</text:span></text:span><text:span text:style-name="T1"> contêm uma </text:span><text:span text:style-name="Strong_20_Emphasis"><text:span text:style-name="T1">implementação parcial de um grafo de tarefa relaxada</text:span></text:span><text:span text:style-name="T1"> para tarefas STRIPS.<text:line-break/>Complete-a </text:span><text:span text:style-name="Strong_20_Emphasis"><text:span text:style-name="T1">construindo os nós AND/OR apropriados e as arestas entre eles no construtor</text:span></text:span><text:span text:style-name="T1">.</text:span></text:p>
      <text:p text:style-name="Text_20_body"><text:span text:style-name="T1">A heurística </text:span><text:span text:style-name="Source_20_Text"><text:span text:style-name="T1">planopt_relaxed_task_graph()</text:span></text:span><text:span text:style-name="T1"> usa sua implementação para </text:span><text:span text:style-name="Strong_20_Emphasis"><text:span text:style-name="T1">podar estados que não são relaxadamente solúveis</text:span></text:span><text:span text:style-name="T1">.<text:line-break/>Use-a em uma </text:span><text:span text:style-name="Strong_20_Emphasis"><text:span text:style-name="T1">busca A*</text:span></text:span><text:span text:style-name="T1"> nas instâncias do diretório </text:span><text:span text:style-name="Source_20_Text"><text:span text:style-name="T1">castle</text:span></text:span><text:span text:style-name="T1"> e </text:span><text:span text:style-name="Strong_20_Emphasis"><text:span text:style-name="T1">compare com a busca cega</text:span></text:span><text:span text:style-name="T1"> em termos de </text:span><text:span text:style-name="Strong_20_Emphasis"><text:span text:style-name="T1">número e velocidade de expansões</text:span></text:span><text:span text:style-name="T1">.</text:span></text:p>
      <text:p text:style-name="P5">________________________________________________________________________</text:p>
      <text:p text:style-name="P5"/>
      <text:p text:style-name="P4"/>
      <text:p text:style-name="P7"><text:span text:style-name="Strong_20_Emphasis"><text:span text:style-name="T1">(c)</text:span></text:span><text:span text:style-name="T1"><text:line-break/>Modifique a construção do grafo de tarefa relaxada definindo o </text:span><text:span text:style-name="Strong_20_Emphasis"><text:span text:style-name="T1">custo de cada operador como o custo direto de seu nó de efeito</text:span></text:span><text:span text:style-name="T1">.<text:line-break/>Em seguida, implemente o método </text:span><text:span text:style-name="Source_20_Text"><text:span text:style-name="T1">weighted_most_conservative_valuation</text:span></text:span><text:span text:style-name="T1"> para </text:span><text:span text:style-name="Strong_20_Emphasis"><text:span text:style-name="T1">grafos AND/OR</text:span></text:span><text:span text:style-name="T1">, a fim de calcular </text:span><text:span text:style-name="Strong_20_Emphasis"><text:span text:style-name="T1">hadd</text:span></text:span><text:span text:style-name="T1">, </text:span><text:span text:style-name="Strong_20_Emphasis"><text:span text:style-name="T1">seguindo a abordagem descrita nos comentários do código</text:span></text:span><text:span text:style-name="T1">.</text:span></text:p>
      <text:p text:style-name="Text_20_body"><text:span text:style-name="T1">Inclua um </text:span><text:span text:style-name="Strong_20_Emphasis"><text:span text:style-name="T1">comentário</text:span></text:span><text:span text:style-name="T1"> indicando a </text:span><text:span text:style-name="Strong_20_Emphasis"><text:span text:style-name="T1">mudança necessária</text:span></text:span><text:span text:style-name="T1"> para transformar essa implementação em um </text:span><text:span text:style-name="Strong_20_Emphasis"><text:span text:style-name="T1">cálculo de hmax</text:span></text:span><text:span text:style-name="T1">.</text:span></text:p>
      <text:p text:style-name="Text_20_body"><text:span text:style-name="T1">Por fim, implemente o método </text:span><text:span text:style-name="Source_20_Text"><text:span text:style-name="T1">additive_cost_of_goal</text:span></text:span><text:span text:style-name="T1"> da classe do grafo de tarefa relaxada para </text:span><text:span text:style-name="Strong_20_Emphasis"><text:span text:style-name="T1">retornar o valor de hadd da tarefa</text:span></text:span><text:span text:style-name="T1"> com base na implementação anterior.</text:span></text:p>
      <text:p text:style-name="P4"/>
      <text:p text:style-name="P5">________________________________________________________________________</text:p>
      <text:p text:style-name="P4"/>
      <text:p text:style-name="P4"><text:soft-page-break/></text:p>
      <text:p text:style-name="P7"><text:span text:style-name="Strong_20_Emphasis"><text:span text:style-name="T1">(d)</text:span></text:span><text:span text:style-name="T1"><text:line-break/>A heurística </text:span><text:span text:style-name="Source_20_Text"><text:span text:style-name="T1">planopt_add()</text:span></text:span><text:span text:style-name="T1"> usa sua implementação do exercício (c) como valores heurísticos.<text:line-break/>Use-a em uma </text:span><text:span text:style-name="Strong_20_Emphasis"><text:span text:style-name="T1">busca gulosa ansiosa (eager greedy search)</text:span></text:span><text:span text:style-name="T1"> nas instâncias do diretório </text:span><text:span text:style-name="Source_20_Text"><text:span text:style-name="T1">castle</text:span></text:span><text:span text:style-name="T1"> e compare:</text:span></text:p>
      <text:list xml:id="list2807564715" text:style-name="L2">
        <text:list-item>
          <text:p text:style-name="P12"><text:span text:style-name="T1">os </text:span><text:span text:style-name="Strong_20_Emphasis"><text:span text:style-name="T1">valores heurísticos do estado inicial</text:span></text:span><text:span text:style-name="T1">,</text:span></text:p>
        </text:list-item>
        <text:list-item>
          <text:p text:style-name="P12"><text:span text:style-name="T1">o </text:span><text:span text:style-name="Strong_20_Emphasis"><text:span text:style-name="T1">custo de um plano relaxado ótimo</text:span></text:span><text:span text:style-name="T1">,</text:span></text:p>
        </text:list-item>
        <text:list-item>
          <text:p text:style-name="P12"><text:span text:style-name="T1">o </text:span><text:span text:style-name="Strong_20_Emphasis"><text:span text:style-name="T1">plano descoberto</text:span></text:span><text:span text:style-name="T1">, e</text:span></text:p>
        </text:list-item>
        <text:list-item>
          <text:p text:style-name="P12"><text:span text:style-name="T1">um </text:span><text:span text:style-name="Strong_20_Emphasis"><text:span text:style-name="T1">plano ótimo</text:span></text:span><text:span text:style-name="T1">.</text:span></text:p>
        </text:list-item>
      </text:list>
      <text:p text:style-name="Text_20_body"><text:span text:style-name="T1">Os valores de </text:span><text:span text:style-name="Source_20_Text"><text:span text:style-name="T1">planopt_add()</text:span></text:span><text:span text:style-name="T1"> e da implementação interna do Fast Downward (</text:span><text:span text:style-name="Source_20_Text"><text:span text:style-name="T1">add()</text:span></text:span><text:span text:style-name="T1">) devem coincidir, então você pode usar a </text:span><text:span text:style-name="Strong_20_Emphasis"><text:span text:style-name="T1">implementação interna para depurar</text:span></text:span><text:span text:style-name="T1"> o exercício 2(c).</text:span></text:p>
      <text:p text:style-name="Text_20_body"><text:span text:style-name="T1">Você pode </text:span><text:span text:style-name="Strong_20_Emphasis"><text:span text:style-name="T1">calcular planos relaxados ótimos</text:span></text:span><text:span text:style-name="T1"> criando explicitamente a </text:span><text:span text:style-name="Strong_20_Emphasis"><text:span text:style-name="T1">deleção relaxada da tarefa</text:span></text:span><text:span text:style-name="T1"> e resolvendo-a com um </text:span><text:span text:style-name="Strong_20_Emphasis"><text:span text:style-name="T1">algoritmo de busca ótima</text:span></text:span><text:span text:style-name="T1">.<text:line-break/>Isso pode ser feito com as opções do Fast Downward:</text:span></text:p>
      <text:p text:style-name="P8"/>
      <text:p text:style-name="P4">--search "astar(lmcut())" --translate-options –relaxed</text:p>
      <text:p text:style-name="P4"/>
      <text:p text:style-name="P4"/>
      <text:p text:style-name="P2"><text:span text:style-name="T1">Esse </text:span><text:span text:style-name="Strong_20_Emphasis"><text:span text:style-name="T1">não é o método ideal</text:span></text:span><text:span text:style-name="T1"> para computar planos relaxados ótimos, portanto </text:span><text:span text:style-name="Strong_20_Emphasis"><text:span text:style-name="T1">nem todas as instâncias serão concluídas</text:span></text:span><text:span text:style-name="T1">.<text:line-break/>Se a busca não for concluída, a </text:span><text:span text:style-name="Strong_20_Emphasis"><text:span text:style-name="T1">última camada f alcançada</text:span></text:span><text:span text:style-name="T1"> é um </text:span><text:span text:style-name="Strong_20_Emphasis"><text:span text:style-name="T1">limite inferior para o custo ótimo da solução relaxada</text:span></text:span><text:span text:style-name="T1">. </text:span></text:p>
      <text:p text:style-name="P4"/>
      <text:p text:style-name="P5">________________________________________________________________________</text:p>
      <text:p text:style-name="P4"/>
      <text:p text:style-name="P7"><text:span text:style-name="Strong_20_Emphasis"><text:span text:style-name="T1">(e)</text:span></text:span><text:span text:style-name="T1"><text:line-break/>Modifique sua solução do exercício (c) de forma que, </text:span><text:span text:style-name="Strong_20_Emphasis"><text:span text:style-name="T1">toda vez que você reduzir o custo de um nó OR</text:span></text:span><text:span text:style-name="T1">, o </text:span><text:span text:style-name="Strong_20_Emphasis"><text:span text:style-name="T1">ID do sucessor responsável</text:span></text:span><text:span text:style-name="T1"> seja armazenado no campo </text:span><text:span text:style-name="Source_20_Text"><text:span text:style-name="T1">achiever</text:span></text:span><text:span text:style-name="T1"> do nó OR.</text:span></text:p>
      <text:p text:style-name="Text_20_body"><text:span text:style-name="T1">Em seguida, implemente o método </text:span><text:span text:style-name="Source_20_Text"><text:span text:style-name="T1">ff_cost_of_goal</text:span></text:span><text:span text:style-name="T1">, </text:span><text:span text:style-name="Strong_20_Emphasis"><text:span text:style-name="T1">coletando todos os melhores achievers</text:span></text:span><text:span text:style-name="T1">.<text:line-break/>Comece pelo </text:span><text:span text:style-name="Strong_20_Emphasis"><text:span text:style-name="T1">nó de objetivo</text:span></text:span><text:span text:style-name="T1"> e </text:span><text:span text:style-name="Strong_20_Emphasis"><text:span text:style-name="T1">recursivamente colete todos os sucessores</text:span></text:span><text:span text:style-name="T1"> de cada nó AND encontrado e o </text:span><text:span text:style-name="Strong_20_Emphasis"><text:span text:style-name="T1">melhor achiever armazenado</text:span></text:span><text:span text:style-name="T1"> de cada nó OR encontrado.<text:line-break/>Retorne a </text:span><text:span text:style-name="Strong_20_Emphasis"><text:span text:style-name="T1">soma dos custos diretos de todos os nós coletados</text:span></text:span><text:span text:style-name="T1">.</text:span></text:p>
      <text:p text:style-name="P5">________________________________________________________________________</text:p>
      <text:p text:style-name="P4"/>
      <text:p text:style-name="P7"><text:span text:style-name="Strong_20_Emphasis"><text:span text:style-name="T1">(f)</text:span></text:span><text:span text:style-name="T1"><text:line-break/>A heurística </text:span><text:span text:style-name="Source_20_Text"><text:span text:style-name="T1">planopt_ff()</text:span></text:span><text:span text:style-name="T1"> usa sua implementação do exercício (e) como valores heurísticos.<text:line-break/>Use-a em uma </text:span><text:span text:style-name="Strong_20_Emphasis"><text:span text:style-name="T1">busca gulosa ansiosa</text:span></text:span><text:span text:style-name="T1"> nas instâncias do diretório </text:span><text:span text:style-name="Source_20_Text"><text:span text:style-name="T1">castle</text:span></text:span><text:span text:style-name="T1"> e compare:</text:span></text:p>
      <text:list xml:id="list1697234250" text:style-name="L3">
        <text:list-item>
          <text:p text:style-name="P13"><text:soft-page-break/><text:span text:style-name="T1">os </text:span><text:span text:style-name="Strong_20_Emphasis"><text:span text:style-name="T1">valores heurísticos do estado inicial</text:span></text:span><text:span text:style-name="T1">,</text:span></text:p>
        </text:list-item>
        <text:list-item>
          <text:p text:style-name="P13"><text:span text:style-name="T1">o </text:span><text:span text:style-name="Strong_20_Emphasis"><text:span text:style-name="T1">custo de um plano relaxado ótimo</text:span></text:span><text:span text:style-name="T1">,</text:span></text:p>
        </text:list-item>
        <text:list-item>
          <text:p text:style-name="P13"><text:span text:style-name="T1">o </text:span><text:span text:style-name="Strong_20_Emphasis"><text:span text:style-name="T1">plano descoberto</text:span></text:span><text:span text:style-name="T1">, e</text:span></text:p>
        </text:list-item>
        <text:list-item>
          <text:p text:style-name="P13"><text:span text:style-name="T1">um </text:span><text:span text:style-name="Strong_20_Emphasis"><text:span text:style-name="T1">plano ótimo</text:span></text:span><text:span text:style-name="T1">.</text:span></text:p>
        </text:list-item>
      </text:list>
      <text:p text:style-name="P8">Compare também os resultados com os obtidos no exercício 2(d).</text:p>
      <text:p text:style-name="Text_20_body"><text:span text:style-name="T1">Os valores de </text:span><text:span text:style-name="Source_20_Text"><text:span text:style-name="T1">planopt_ff()</text:span></text:span><text:span text:style-name="T1"> e da implementação interna do Fast Downward (</text:span><text:span text:style-name="Source_20_Text"><text:span text:style-name="T1">ff()</text:span></text:span><text:span text:style-name="T1">) </text:span><text:span text:style-name="Strong_20_Emphasis"><text:span text:style-name="T1">não são garantidos de coincidir</text:span></text:span><text:span text:style-name="T1">, mas devem </text:span><text:span text:style-name="Strong_20_Emphasis"><text:span text:style-name="T1">produzir resultados semelhantes nesses benchmarks</text:span></text:span><text:span text:style-name="T1">.</text:span></text:p>
      <text:p text:style-name="P4">________________________________________________________________________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3T19:16:58.881000000</meta:creation-date>
    <dc:date>2025-10-18T17:51:24.053000000</dc:date>
    <meta:editing-duration>PT19M46S</meta:editing-duration>
    <meta:editing-cycles>8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51" meta:word-count="860" meta:character-count="5695" meta:non-whitespace-character-count="4909"/>
  </office:meta>
</office:document-meta>
</file>